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.41279"/>
          <table:table-cell office:value-type="float" office:value="2.734"/>
          <table:table-cell office:value-type="float" office:value="1.64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44.0"/>
          <table:table-cell office:value-type="float" office:value="400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5552"/>
          <table:table-cell office:value-type="float" office:value="2.574"/>
          <table:table-cell office:value-type="float" office:value="1.45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98.0"/>
          <table:table-cell office:value-type="float" office:value="400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5117"/>
          <table:table-cell office:value-type="float" office:value="1.0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400.0"/>
          <table:table-cell office:value-type="float" office:value="152758.0"/>
          <table:table-cell office:value-type="float" office:value="576330.0"/>
          <table:table-cell office:value-type="float" office:value="15810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5.8845"/>
          <table:table-cell office:value-type="float" office:value="4.141"/>
          <table:table-cell office:value-type="float" office:value="3.1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085.0"/>
          <table:table-cell office:value-type="float" office:value="400.0"/>
          <table:table-cell office:value-type="float" office:value="153158.0"/>
          <table:table-cell office:value-type="float" office:value="577571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7046"/>
          <table:table-cell office:value-type="float" office:value="2.514"/>
          <table:table-cell office:value-type="float" office:value="1.35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804.0"/>
          <table:table-cell office:value-type="float" office:value="400.0"/>
          <table:table-cell office:value-type="float" office:value="153158.0"/>
          <table:table-cell office:value-type="float" office:value="577571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3726"/>
          <table:table-cell office:value-type="float" office:value="1.08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400.0"/>
          <table:table-cell office:value-type="float" office:value="152758.0"/>
          <table:table-cell office:value-type="float" office:value="576331.0"/>
          <table:table-cell office:value-type="float" office:value="160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3.9157"/>
          <table:table-cell office:value-type="float" office:value="2.083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86.0"/>
          <table:table-cell office:value-type="float" office:value="400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2009"/>
          <table:table-cell office:value-type="float" office:value="3.458"/>
          <table:table-cell office:value-type="float" office:value="2.32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4383.0"/>
          <table:table-cell office:value-type="float" office:value="400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9194"/>
          <table:table-cell office:value-type="float" office:value="1.159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400.0"/>
          <table:table-cell office:value-type="float" office:value="152758.0"/>
          <table:table-cell office:value-type="float" office:value="576330.0"/>
          <table:table-cell office:value-type="float" office:value="160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3.34262"/>
          <table:table-cell office:value-type="float" office:value="1.718"/>
          <table:table-cell office:value-type="float" office:value="0.62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65.0"/>
          <table:table-cell office:value-type="float" office:value="400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92388"/>
          <table:table-cell office:value-type="float" office:value="4.341"/>
          <table:table-cell office:value-type="float" office:value="3.22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0814.0"/>
          <table:table-cell office:value-type="float" office:value="400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3243"/>
          <table:table-cell office:value-type="float" office:value="0.897"/>
          <table:table-cell office:value-type="float" office:value="0.0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400.0"/>
          <table:table-cell office:value-type="float" office:value="152758.0"/>
          <table:table-cell office:value-type="float" office:value="576330.0"/>
          <table:table-cell office:value-type="float" office:value="1561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4.69806"/>
          <table:table-cell office:value-type="float" office:value="3.114"/>
          <table:table-cell office:value-type="float" office:value="1.96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367.0"/>
          <table:table-cell office:value-type="float" office:value="400.0"/>
          <table:table-cell office:value-type="float" office:value="153158.0"/>
          <table:table-cell office:value-type="float" office:value="577571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40405"/>
          <table:table-cell office:value-type="float" office:value="3.63"/>
          <table:table-cell office:value-type="float" office:value="2.52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069.0"/>
          <table:table-cell office:value-type="float" office:value="400.0"/>
          <table:table-cell office:value-type="float" office:value="153158.0"/>
          <table:table-cell office:value-type="float" office:value="577571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60734"/>
          <table:table-cell office:value-type="float" office:value="1.622"/>
          <table:table-cell office:value-type="float" office:value="0.5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06.0"/>
          <table:table-cell office:value-type="float" office:value="400.0"/>
          <table:table-cell office:value-type="float" office:value="152758.0"/>
          <table:table-cell office:value-type="float" office:value="576331.0"/>
          <table:table-cell office:value-type="float" office:value="1600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3.13541"/>
          <table:table-cell office:value-type="float" office:value="1.675"/>
          <table:table-cell office:value-type="float" office:value="0.69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27.0"/>
          <table:table-cell office:value-type="float" office:value="400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9"/>
          <table:table-cell office:value-type="float" office:value="1.239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.0"/>
          <table:table-cell office:value-type="float" office:value="400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9644"/>
          <table:table-cell office:value-type="float" office:value="1.266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3.0"/>
          <table:table-cell office:value-type="float" office:value="400.0"/>
          <table:table-cell office:value-type="float" office:value="169900.0"/>
          <table:table-cell office:value-type="float" office:value="637112.0"/>
          <table:table-cell office:value-type="float" office:value="167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3.95867"/>
          <table:table-cell office:value-type="float" office:value="2.261"/>
          <table:table-cell office:value-type="float" office:value="1.08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16.0"/>
          <table:table-cell office:value-type="float" office:value="400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50606"/>
          <table:table-cell office:value-type="float" office:value="3.942"/>
          <table:table-cell office:value-type="float" office:value="2.6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112.0"/>
          <table:table-cell office:value-type="float" office:value="400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5237"/>
          <table:table-cell office:value-type="float" office:value="1.313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0.0"/>
          <table:table-cell office:value-type="float" office:value="400.0"/>
          <table:table-cell office:value-type="float" office:value="169900.0"/>
          <table:table-cell office:value-type="float" office:value="637112.0"/>
          <table:table-cell office:value-type="float" office:value="1674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.2412"/>
          <table:table-cell office:value-type="float" office:value="3.838"/>
          <table:table-cell office:value-type="float" office:value="2.77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1013.0"/>
          <table:table-cell office:value-type="float" office:value="400.0"/>
          <table:table-cell office:value-type="float" office:value="170300.0"/>
          <table:table-cell office:value-type="float" office:value="638353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1398"/>
          <table:table-cell office:value-type="float" office:value="2.951"/>
          <table:table-cell office:value-type="float" office:value="1.82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833.0"/>
          <table:table-cell office:value-type="float" office:value="400.0"/>
          <table:table-cell office:value-type="float" office:value="170300.0"/>
          <table:table-cell office:value-type="float" office:value="638353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23045"/>
          <table:table-cell office:value-type="float" office:value="1.425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1.0"/>
          <table:table-cell office:value-type="float" office:value="400.0"/>
          <table:table-cell office:value-type="float" office:value="169900.0"/>
          <table:table-cell office:value-type="float" office:value="637113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.1965"/>
          <table:table-cell office:value-type="float" office:value="4.577"/>
          <table:table-cell office:value-type="float" office:value="3.38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2289.0"/>
          <table:table-cell office:value-type="float" office:value="400.0"/>
          <table:table-cell office:value-type="float" office:value="170300.0"/>
          <table:table-cell office:value-type="float" office:value="638354.0"/>
          <table:table-cell office:value-type="float" office:value="1667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35837"/>
          <table:table-cell office:value-type="float" office:value="3.015"/>
          <table:table-cell office:value-type="float" office:value="1.65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415.0"/>
          <table:table-cell office:value-type="float" office:value="400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4856"/>
          <table:table-cell office:value-type="float" office:value="1.27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400.0"/>
          <table:table-cell office:value-type="float" office:value="169900.0"/>
          <table:table-cell office:value-type="float" office:value="637114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80237"/>
          <table:table-cell office:value-type="float" office:value="1.388"/>
          <table:table-cell office:value-type="float" office:value="0.39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3.0"/>
          <table:table-cell office:value-type="float" office:value="400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1936"/>
          <table:table-cell office:value-type="float" office:value="1.852"/>
          <table:table-cell office:value-type="float" office:value="0.4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94.0"/>
          <table:table-cell office:value-type="float" office:value="400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6653"/>
          <table:table-cell office:value-type="float" office:value="1.491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5.0"/>
          <table:table-cell office:value-type="float" office:value="400.0"/>
          <table:table-cell office:value-type="float" office:value="169900.0"/>
          <table:table-cell office:value-type="float" office:value="637114.0"/>
          <table:table-cell office:value-type="float" office:value="1676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3.29132"/>
          <table:table-cell office:value-type="float" office:value="1.718"/>
          <table:table-cell office:value-type="float" office:value="1.3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477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1095"/>
          <table:table-cell office:value-type="float" office:value="2.665"/>
          <table:table-cell office:value-type="float" office:value="2.28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2692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8996"/>
          <table:table-cell office:value-type="float" office:value="0.354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00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1133"/>
          <table:table-cell office:value-type="float" office:value="3.344"/>
          <table:table-cell office:value-type="float" office:value="2.96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5256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6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7585"/>
          <table:table-cell office:value-type="float" office:value="1.0"/>
          <table:table-cell office:value-type="float" office:value="0.57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73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67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0726"/>
          <table:table-cell office:value-type="float" office:value="0.3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200.0"/>
          <table:table-cell office:value-type="float" office:value="52510.0"/>
          <table:table-cell office:value-type="float" office:value="196917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2.51267"/>
          <table:table-cell office:value-type="float" office:value="0.868"/>
          <table:table-cell office:value-type="float" office:value="0.5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346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8482"/>
          <table:table-cell office:value-type="float" office:value="1.354"/>
          <table:table-cell office:value-type="float" office:value="1.01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027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4399"/>
          <table:table-cell office:value-type="float" office:value="0.3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200.0"/>
          <table:table-cell office:value-type="float" office:value="52510.0"/>
          <table:table-cell office:value-type="float" office:value="196917.0"/>
          <table:table-cell office:value-type="float" office:value="13282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4.29983"/>
          <table:table-cell office:value-type="float" office:value="2.688"/>
          <table:table-cell office:value-type="float" office:value="2.31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560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28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2989"/>
          <table:table-cell office:value-type="float" office:value="0.695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344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3574"/>
          <table:table-cell office:value-type="float" office:value="0.37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0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.52059"/>
          <table:table-cell office:value-type="float" office:value="1.893"/>
          <table:table-cell office:value-type="float" office:value="1.5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304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11045"/>
          <table:table-cell office:value-type="float" office:value="3.054"/>
          <table:table-cell office:value-type="float" office:value="2.7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551.0"/>
          <table:table-cell office:value-type="float" office:value="200.0"/>
          <table:table-cell office:value-type="float" office:value="52710.0"/>
          <table:table-cell office:value-type="float" office:value="197537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5552"/>
          <table:table-cell office:value-type="float" office:value="0.35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0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.42986"/>
          <table:table-cell office:value-type="float" office:value="4.069"/>
          <table:table-cell office:value-type="float" office:value="2.91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480.0"/>
          <table:table-cell office:value-type="float" office:value="400.0"/>
          <table:table-cell office:value-type="float" office:value="142790.0"/>
          <table:table-cell office:value-type="float" office:value="539828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8114"/>
          <table:table-cell office:value-type="float" office:value="1.984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300.0"/>
          <table:table-cell office:value-type="float" office:value="400.0"/>
          <table:table-cell office:value-type="float" office:value="142790.0"/>
          <table:table-cell office:value-type="float" office:value="539828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616"/>
          <table:table-cell office:value-type="float" office:value="1.028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400.0"/>
          <table:table-cell office:value-type="float" office:value="142390.0"/>
          <table:table-cell office:value-type="float" office:value="538588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.79603"/>
          <table:table-cell office:value-type="float" office:value="3.396"/>
          <table:table-cell office:value-type="float" office:value="2.2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049.0"/>
          <table:table-cell office:value-type="float" office:value="400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745"/>
          <table:table-cell office:value-type="float" office:value="1.285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189.0"/>
          <table:table-cell office:value-type="float" office:value="400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4921"/>
          <table:table-cell office:value-type="float" office:value="0.89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400.0"/>
          <table:table-cell office:value-type="float" office:value="142390.0"/>
          <table:table-cell office:value-type="float" office:value="538587.0"/>
          <table:table-cell office:value-type="float" office:value="153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.56887"/>
          <table:table-cell office:value-type="float" office:value="2.981"/>
          <table:table-cell office:value-type="float" office:value="2.07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769.0"/>
          <table:table-cell office:value-type="float" office:value="400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345"/>
          <table:table-cell office:value-type="float" office:value="5.02"/>
          <table:table-cell office:value-type="float" office:value="4.08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2874.0"/>
          <table:table-cell office:value-type="float" office:value="400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3937"/>
          <table:table-cell office:value-type="float" office:value="0.997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5.0"/>
          <table:table-cell office:value-type="float" office:value="400.0"/>
          <table:table-cell office:value-type="float" office:value="142390.0"/>
          <table:table-cell office:value-type="float" office:value="538587.0"/>
          <table:table-cell office:value-type="float" office:value="155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4.2323"/>
          <table:table-cell office:value-type="float" office:value="11.862"/>
          <table:table-cell office:value-type="float" office:value="10.6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452.0"/>
          <table:table-cell office:value-type="float" office:value="400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3335"/>
          <table:table-cell office:value-type="float" office:value="3.01"/>
          <table:table-cell office:value-type="float" office:value="2.06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414.0"/>
          <table:table-cell office:value-type="float" office:value="400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73375"/>
          <table:table-cell office:value-type="float" office:value="0.956"/>
          <table:table-cell office:value-type="float" office:value="0.15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77.0"/>
          <table:table-cell office:value-type="float" office:value="400.0"/>
          <table:table-cell office:value-type="float" office:value="142390.0"/>
          <table:table-cell office:value-type="float" office:value="538587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5.1256"/>
          <table:table-cell office:value-type="float" office:value="32.118"/>
          <table:table-cell office:value-type="float" office:value="30.4"/>
          <table:table-cell office:value-type="float" office:value="0.0"/>
          <table:table-cell office:value-type="float" office:value="0.0"/>
          <table:table-cell office:value-type="float" office:value="211.0"/>
          <table:table-cell office:value-type="float" office:value="58877.0"/>
          <table:table-cell office:value-type="float" office:value="400.0"/>
          <table:table-cell office:value-type="float" office:value="142790.0"/>
          <table:table-cell office:value-type="float" office:value="539829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80318"/>
          <table:table-cell office:value-type="float" office:value="7.038"/>
          <table:table-cell office:value-type="float" office:value="6.02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5849.0"/>
          <table:table-cell office:value-type="float" office:value="400.0"/>
          <table:table-cell office:value-type="float" office:value="142790.0"/>
          <table:table-cell office:value-type="float" office:value="539829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8385"/>
          <table:table-cell office:value-type="float" office:value="1.056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2.0"/>
          <table:table-cell office:value-type="float" office:value="400.0"/>
          <table:table-cell office:value-type="float" office:value="142390.0"/>
          <table:table-cell office:value-type="float" office:value="538589.0"/>
          <table:table-cell office:value-type="float" office:value="155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52799"/>
          <table:table-cell office:value-type="float" office:value="0.13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1157"/>
          <table:table-cell office:value-type="float" office:value="0.20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0281"/>
          <table:table-cell office:value-type="float" office:value="0.12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968.0"/>
          <table:table-cell office:value-type="float" office:value="6378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49721"/>
          <table:table-cell office:value-type="float" office:value="0.1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8096"/>
          <table:table-cell office:value-type="float" office:value="0.12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9728"/>
          <table:table-cell office:value-type="float" office:value="0.12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968.0"/>
          <table:table-cell office:value-type="float" office:value="6378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54919"/>
          <table:table-cell office:value-type="float" office:value="0.1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9653"/>
          <table:table-cell office:value-type="float" office:value="0.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4737"/>
          <table:table-cell office:value-type="float" office:value="0.104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968.0"/>
          <table:table-cell office:value-type="float" office:value="63782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54651"/>
          <table:table-cell office:value-type="float" office:value="0.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8354"/>
          <table:table-cell office:value-type="float" office:value="0.16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76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1521"/>
          <table:table-cell office:value-type="float" office:value="0.11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968.0"/>
          <table:table-cell office:value-type="float" office:value="63782.0"/>
          <table:table-cell office:value-type="float" office:value="1288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76557"/>
          <table:table-cell office:value-type="float" office:value="0.11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4895"/>
          <table:table-cell office:value-type="float" office:value="0.4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80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9"/>
          <table:table-cell office:value-type="float" office:value="0.12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968.0"/>
          <table:table-cell office:value-type="float" office:value="63782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